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242cm" fo:min-width="1.592cm"/>
    </style:style>
    <style:style style:name="gr2" style:family="graphic" style:parent-style-name="Wheelmap">
      <style:graphic-properties fo:min-height="0.9cm" fo:min-width="4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Wheelmap">
      <style:graphic-properties fo:min-height="1.5cm" fo:min-width="1.95cm"/>
    </style:style>
    <style:style style:name="gr5" style:family="graphic" style:parent-style-name="Wheelmap">
      <style:graphic-properties fo:min-height="0.7cm" fo:min-width="4.25cm"/>
    </style:style>
    <style:style style:name="gr6" style:family="graphic" style:parent-style-name="Wheelmap">
      <style:graphic-properties fo:min-height="0.432cm" fo:min-width="3.99cm"/>
    </style:style>
    <style:style style:name="gr7" style:family="graphic" style:parent-style-name="Wheelmap">
      <style:graphic-properties fo:min-height="0.8cm" fo:min-width="6.05cm"/>
    </style:style>
    <style:style style:name="gr8" style:family="graphic" style:parent-style-name="Hinweis-Zahl">
      <style:graphic-properties draw:fill-color="#ffd320"/>
    </style:style>
    <style:style style:name="gr9" style:family="graphic" style:parent-style-name="Hinweis-Zahl">
      <style:graphic-properties fo:min-height="0.266cm" fo:min-width="0.016cm"/>
    </style:style>
    <style:style style:name="gr10" style:family="graphic" style:parent-style-name="Hinweis-Zahl">
      <style:graphic-properties draw:fill-color="#ffd320" fo:min-height="0.266cm" fo:min-width="0.016cm"/>
    </style:style>
    <style:style style:name="gr11" style:family="graphic" style:parent-style-name="Wheelmap">
      <style:graphic-properties fo:min-height="0.9cm" fo:min-width="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4" draw:id="id4" draw:layer="layout" svg:width="2.2cm" svg:height="0.6cm" svg:x="4.4cm" svg:y="1.4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xml:id="id2" draw:id="id2" draw:layer="layout" svg:width="5cm" svg:height="1.2cm" svg:x="10.4cm" svg:y="10.2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8cm" svg:y1="10.8cm" svg:x2="10.4cm" svg:y2="10.8cm" draw:start-shape="id1" draw:start-glue-point="7" draw:end-shape="id2" draw:end-glue-point="3" svg:d="M7800 10800h2600" svg:viewBox="0 0 2601 1">
          <text:p/>
        </draw:connector>
        <draw:frame draw:style-name="Wheelmap" draw:layer="layout" svg:width="1.4cm" svg:height="0.6cm" svg:x="8.4cm" svg:y="9.6cm">
          <draw:text-box>
            <text:p>nein</text:p>
          </draw:text-box>
        </draw:frame>
        <draw:custom-shape draw:style-name="gr4" xml:id="id1" draw:id="id1" draw:layer="layout" svg:width="5cm" svg:height="3.6cm" svg:x="2.8cm" svg:y="9cm">
          <text:p>gibt es ein offenes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1cm" svg:height="0.6cm" svg:x="4cm" svg:y="13.8cm">
          <draw:text-box>
            <text:p>ja</text:p>
          </draw:text-box>
        </draw:frame>
        <draw:custom-shape draw:style-name="gr5" xml:id="id7" draw:id="id7" draw:layer="layout" svg:width="4.8cm" svg:height="1cm" svg:x="3.2cm" svg:y="20cm">
          <text:p>speichere die Änderung</text:p>
          <text:p>im aktuellen Changes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3cm" svg:y1="12.6cm" svg:x2="5.3cm" svg:y2="15.3cm" draw:start-shape="id1" draw:start-glue-point="6" draw:end-shape="id3" draw:end-glue-point="0" svg:d="M5300 12600v2700" svg:viewBox="0 0 1 2701">
          <text:p/>
        </draw:connector>
        <draw:custom-shape draw:style-name="gr6" xml:id="id5" draw:id="id5" draw:layer="layout" svg:width="6.2cm" svg:height="1cm" svg:x="2.4cm" svg:y="2.8cm">
          <text:p>es gibt eine neue Änderung, </text:p>
          <text:p>die von der Wheelmap kommt</text:p>
          <draw:enhanced-geometry svg:viewBox="0 0 21600 21600" draw:glue-points="?f6 0 10800 ?f8 ?f11 10800 ?f9 21600 10800 ?f10 ?f5 10800" draw:text-areas="?f3 ?f3 ?f4 ?f4" draw:type="parallelogram" draw:modifiers="2745.79539367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5.5cm" svg:y1="2cm" svg:x2="5.5cm" svg:y2="2.8cm" draw:start-shape="id4" draw:start-glue-point="2" draw:end-shape="id5" draw:end-glue-point="5" svg:d="M5500 2000v800" svg:viewBox="0 0 1 801">
          <text:p/>
        </draw:connector>
        <draw:custom-shape draw:style-name="gr7" xml:id="id3" draw:id="id3" draw:layer="layout" svg:width="6.6cm" svg:height="1.1cm" svg:x="2cm" svg:y="15.3cm">
          <text:p>speicher die Änderung mit der </text:p>
          <text:p>Changeset-ID im Flächen-Wäch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4cm" svg:y1="10.8cm" svg:x2="8.6cm" svg:y2="15.85cm" draw:start-shape="id2" draw:start-glue-point="1" draw:end-shape="id3" draw:end-glue-point="1" svg:d="M15400 10800h525v5050h-7325" svg:viewBox="0 0 7326 5051">
          <text:p/>
        </draw:connector>
        <draw:custom-shape draw:style-name="gr8" draw:text-style-name="P2" draw:layer="layout" svg:width="0.8cm" svg:height="0.8cm" svg:x="9.3cm" svg:y="2.225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0.8cm" svg:height="0.8cm" svg:x="7.4cm" svg:y="1.2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cm" svg:y="4.6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.6cm" svg:y="6.6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2.2cm" svg:y="9.2cm">
          <text:p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1.6cm" svg:y="8.8cm">
          <text:p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3.6cm" svg:y="14.2cm">
          <text:p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7cm" svg:y="19cm">
          <text:p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3.4cm" svg:y="22cm">
          <text:p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xml:id="id6" draw:id="id6" draw:layer="layout" svg:width="5cm" svg:height="1.2cm" svg:x="3cm" svg:y="4.6cm">
          <text:p>prüfe welche Changesets</text:p>
          <text:p>geschlossen werden müss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5cm" svg:y1="3.8cm" svg:x2="5.5cm" svg:y2="4.6cm" draw:start-shape="id5" draw:start-glue-point="8" draw:end-shape="id6" draw:end-glue-point="0" svg:d="M5500 3800v526-251 525" svg:viewBox="0 0 1 801">
          <text:p/>
        </draw:connector>
        <draw:custom-shape draw:style-name="gr11" xml:id="id8" draw:id="id8" draw:layer="layout" svg:width="7cm" svg:height="1.2cm" svg:x="2cm" svg:y="6.4cm">
          <text:p>entferne alle geschlossenen Changesets</text:p>
          <text:p>aus dem Speicher des Flächen-Wächter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3cm" svg:y1="16.4cm" svg:x2="5.6cm" svg:y2="20cm" draw:start-shape="id3" draw:start-glue-point="2" draw:end-shape="id7" draw:end-glue-point="0" svg:d="M5300 16400v1800h300v1800" svg:viewBox="0 0 301 3601">
          <text:p/>
        </draw:connector>
        <draw:connector draw:style-name="gr3" draw:text-style-name="P1" draw:layer="layout" draw:type="line" svg:x1="5.5cm" svg:y1="5.8cm" svg:x2="5.5cm" svg:y2="6.4cm" draw:start-shape="id6" draw:start-glue-point="2" draw:end-shape="id8" draw:end-glue-point="0" svg:d="M5500 5800v600" svg:viewBox="0 0 1 601">
          <text:p/>
        </draw:connector>
        <draw:connector draw:style-name="gr3" draw:text-style-name="P1" draw:layer="layout" draw:type="line" svg:x1="5.5cm" svg:y1="7.6cm" svg:x2="5.3cm" svg:y2="9cm" draw:start-shape="id8" draw:start-glue-point="2" draw:end-shape="id1" draw:end-glue-point="4" svg:d="M5500 7600l-200 1400" svg:viewBox="0 0 201 1401">
          <text:p/>
        </draw:connector>
        <draw:connector draw:style-name="gr3" draw:text-style-name="P1" draw:layer="layout" draw:line-skew="0cm 8.874cm" svg:x1="5.6cm" svg:y1="21cm" svg:x2="8.206cm" svg:y2="3.3cm" draw:start-shape="id7" draw:start-glue-point="2" draw:end-shape="id5" draw:end-glue-point="6" svg:d="M5600 21000v525h12400v-18225h-9794" svg:viewBox="0 0 12401 18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hatch draw:name="Hatching_20_47" draw:display-name="Hatching 47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draw:stroke-dash="Dashed_20__28_var_29__20_1" svg:stroke-width="0.05cm" svg:stroke-color="#000000" draw:marker-start-width="0.275cm" draw:marker-end-width="0.275cm" draw:fill="none" draw:fill-gradient-name="Gradient_20_9" draw:fill-hatch-name="Hatching_20_47" draw:fill-image-name="Bitmape_20_1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  <style:text-properties fo:font-size="10pt"/>
    </style:style>
    <style:style style:name="Hinweis-Zahl" style:family="graphic" style:parent-style-name="standard">
      <style:graphic-properties svg:stroke-width="0.05cm" svg:stroke-color="#000000" draw:marker-start-width="0.275cm" draw:marker-end-width="0.275cm" draw:fill-color="#ffd320" draw:textarea-horizontal-align="justify" draw:textarea-vertical-align="middle" draw:auto-grow-height="false" fo:min-height="0.316cm" fo:min-width="0.066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5T09:44:37.239000000</dc:date>
    <meta:editing-duration>PT27M37S</meta:editing-duration>
    <meta:editing-cycles>3</meta:editing-cycles>
    <meta:generator>LibreOffice/5.0.1.2$Windows_x86 LibreOffice_project/81898c9f5c0d43f3473ba111d7b351050be20261</meta:generator>
    <meta:document-statistic meta:object-count="28"/>
  </office:meta>
</office:document-meta>
</file>